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left="0.319cm" fo:margin-right="0cm" fo:text-indent="0cm" style:auto-text-indent="false"/>
    </style:style>
    <style:style style:name="P3" style:family="paragraph" style:parent-style-name="Standard">
      <style:paragraph-properties fo:margin-left="0.319cm" fo:margin-right="0cm" fo:text-indent="0cm" style:auto-text-indent="false"/>
      <style:text-properties style:font-name="Arial Narrow" style:font-name-complex="Arial2"/>
    </style:style>
    <style:style style:name="P4" style:family="paragraph" style:parent-style-name="Standard">
      <style:paragraph-properties fo:margin-left="0.319cm" fo:margin-right="0cm" fo:text-indent="0cm" style:auto-text-indent="false"/>
      <style:text-properties style:font-name="Arial Narrow" fo:font-size="10pt" style:font-size-asian="10pt" style:font-name-complex="Arial2" style:font-size-complex="10pt"/>
    </style:style>
    <style:style style:name="P5" style:family="paragraph" style:parent-style-name="Standard">
      <style:paragraph-properties fo:margin-left="0.319cm" fo:margin-right="0cm" fo:text-indent="0cm" style:auto-text-indent="false"/>
      <style:text-properties style:font-name="Arial Narrow" fo:language="en" fo:country="GB" style:font-name-complex="Arial2"/>
    </style:style>
    <style:style style:name="P6" style:family="paragraph" style:parent-style-name="Standard">
      <style:paragraph-properties fo:margin-left="0.319cm" fo:margin-right="0cm" fo:margin-top="0.212cm" fo:margin-bottom="0cm" style:contextual-spacing="false" fo:text-indent="0cm" style:auto-text-indent="false"/>
    </style:style>
    <style:style style:name="P7" style:family="paragraph" style:parent-style-name="Standard">
      <style:paragraph-properties fo:margin-left="0.319cm" fo:margin-right="0cm" fo:margin-top="0.212cm" fo:margin-bottom="0cm" style:contextual-spacing="false" fo:text-indent="0cm" style:auto-text-indent="false"/>
      <style:text-properties style:font-name="Arial Narrow" fo:font-size="14pt" style:font-size-asian="14pt" style:font-name-complex="Arial2" style:font-size-complex="14pt"/>
    </style:style>
    <style:style style:name="P8"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2" style:font-size-complex="14pt"/>
    </style:style>
    <style:style style:name="P9" style:family="paragraph" style:parent-style-name="Standard">
      <style:paragraph-properties fo:margin-left="0.319cm" fo:margin-right="0cm" fo:margin-top="0.212cm" fo:margin-bottom="0cm" style:contextual-spacing="false" fo:text-indent="0cm" style:auto-text-indent="false"/>
      <style:text-properties style:font-name="Arial Narrow" style:font-name-complex="Arial2"/>
    </style:style>
    <style:style style:name="P10" style:family="paragraph" style:parent-style-name="Standard">
      <style:paragraph-properties fo:margin-left="0.319cm" fo:margin-right="0cm" fo:margin-top="0.212cm" fo:margin-bottom="0cm" style:contextual-spacing="false" fo:text-indent="0cm" style:auto-text-indent="false">
        <style:tab-stops>
          <style:tab-stop style:position="9.412cm"/>
        </style:tab-stops>
      </style:paragraph-properties>
    </style:style>
    <style:style style:name="P11" style:family="paragraph" style:parent-style-name="Standard">
      <style:paragraph-properties fo:margin-left="0.319cm" fo:margin-right="0cm" fo:text-indent="0cm" style:auto-text-indent="false" fo:break-before="page"/>
      <style:text-properties style:font-name="Arial Narrow" fo:font-size="16pt" style:font-size-asian="16pt" style:font-name-complex="Arial2" style:font-size-complex="16pt"/>
    </style:style>
    <style:style style:name="P12" style:family="paragraph" style:parent-style-name="Standard" style:master-page-name="Standard">
      <style:paragraph-properties fo:margin-left="0.319cm" fo:margin-right="0cm" fo:text-indent="0cm" style:auto-text-indent="false" style:page-number="auto"/>
    </style:style>
    <style:style style:name="P13" style:family="paragraph" style:parent-style-name="Standard">
      <style:paragraph-properties fo:margin-left="0.318cm" fo:margin-right="0cm" fo:text-indent="0cm" style:auto-text-indent="false"/>
    </style:style>
    <style:style style:name="P14" style:family="paragraph" style:parent-style-name="Standard">
      <style:paragraph-properties fo:margin-left="0.318cm" fo:margin-right="0cm" fo:text-indent="0cm" style:auto-text-indent="false"/>
      <style:text-properties style:font-name="Arial Narrow" fo:font-size="14pt" style:font-size-asian="14pt" style:font-name-complex="Arial2" style:font-size-complex="14pt"/>
    </style:style>
    <style:style style:name="P15" style:family="paragraph" style:parent-style-name="Standard">
      <style:paragraph-properties fo:margin-left="0.318cm" fo:margin-right="0cm" fo:text-indent="0cm" style:auto-text-indent="false"/>
      <style:text-properties style:font-name="Arial Narrow" style:font-name-complex="Arial2"/>
    </style:style>
    <style:style style:name="P16" style:family="paragraph" style:parent-style-name="Standard">
      <style:paragraph-properties fo:margin-left="0.318cm" fo:margin-right="0cm" fo:text-indent="0cm" style:auto-text-indent="false"/>
      <style:text-properties style:font-name="Arial Narrow" style:font-name-complex="Arial2" text:display="none"/>
    </style:style>
    <style:style style:name="P17" style:family="paragraph" style:parent-style-name="Standard">
      <style:paragraph-properties fo:margin-left="2.861cm" fo:margin-right="0cm" fo:text-indent="0cm" style:auto-text-indent="false"/>
    </style:style>
    <style:style style:name="P18" style:family="paragraph" style:parent-style-name="Standard">
      <style:paragraph-properties fo:margin-left="2.861cm" fo:margin-right="0cm" fo:text-indent="0cm" style:auto-text-indent="false"/>
      <style:text-properties style:font-name="Arial Narrow" style:font-name-complex="Arial2"/>
    </style:style>
    <style:style style:name="P19" style:family="paragraph" style:parent-style-name="Standard" style:list-style-name="">
      <style:paragraph-properties fo:margin-left="2.861cm" fo:margin-right="0cm" fo:text-indent="0cm" style:auto-text-indent="false"/>
      <style:text-properties style:font-name="Arial Narrow" style:font-name-complex="Arial2"/>
    </style:style>
    <style:style style:name="P20" style:family="paragraph" style:parent-style-name="Standard">
      <style:paragraph-properties fo:margin-left="2.861cm" fo:margin-right="0cm" fo:margin-top="0cm" fo:margin-bottom="0.212cm" style:contextual-spacing="false" fo:text-indent="0cm" style:auto-text-indent="false"/>
    </style:style>
    <style:style style:name="P21" style:family="paragraph" style:parent-style-name="Standard">
      <style:paragraph-properties fo:margin-left="2.861cm" fo:margin-right="0cm" fo:margin-top="0cm" fo:margin-bottom="0.212cm" style:contextual-spacing="false" fo:text-indent="0cm" style:auto-text-indent="false"/>
      <style:text-properties style:font-name="Arial Narrow" style:font-name-complex="Arial2"/>
    </style:style>
    <style:style style:name="P22" style:family="paragraph" style:parent-style-name="Standard" style:list-style-name="">
      <style:paragraph-properties fo:margin-left="2.861cm" fo:margin-right="0cm" fo:margin-top="0cm" fo:margin-bottom="0.212cm" style:contextual-spacing="false" fo:text-indent="0cm" style:auto-text-indent="false"/>
      <style:text-properties style:font-name="Arial Narrow" style:font-name-complex="Arial2"/>
    </style:style>
    <style:style style:name="P23" style:family="paragraph" style:parent-style-name="Standard">
      <style:paragraph-properties fo:margin-left="2.861cm" fo:margin-right="0cm" fo:margin-top="0.212cm" fo:margin-bottom="0cm" style:contextual-spacing="false" fo:text-indent="0cm" style:auto-text-indent="false"/>
      <style:text-properties style:font-name="Arial Narrow" style:font-name-complex="Arial2"/>
    </style:style>
    <style:style style:name="P24" style:family="paragraph" style:parent-style-name="Standard">
      <style:paragraph-properties fo:margin-left="2.858cm" fo:margin-right="0cm" fo:text-indent="0cm" style:auto-text-indent="false"/>
    </style:style>
    <style:style style:name="P25" style:family="paragraph" style:parent-style-name="Standard">
      <style:paragraph-properties fo:margin-left="2.858cm" fo:margin-right="0cm" fo:text-indent="0cm" style:auto-text-indent="false"/>
      <style:text-properties style:font-name="Arial Narrow" style:font-name-complex="Arial2"/>
    </style:style>
    <style:style style:name="P26" style:family="paragraph" style:parent-style-name="Standard" style:list-style-name="">
      <style:paragraph-properties fo:margin-left="2.858cm" fo:margin-right="0cm" fo:text-indent="0cm" style:auto-text-indent="false"/>
      <style:text-properties style:font-name="Arial Narrow" style:font-name-complex="Arial2"/>
    </style:style>
    <style:style style:name="P27" style:family="paragraph" style:parent-style-name="Standard" style:list-style-name="">
      <style:paragraph-properties fo:margin-left="2.858cm" fo:margin-right="0cm" fo:text-indent="0cm" style:auto-text-indent="false"/>
    </style:style>
    <style:style style:name="P28" style:family="paragraph" style:parent-style-name="Standard">
      <style:paragraph-properties fo:margin-left="2.858cm" fo:margin-right="0cm" fo:margin-top="0.212cm" fo:margin-bottom="0cm" style:contextual-spacing="false" fo:text-indent="0cm" style:auto-text-indent="false"/>
      <style:text-properties style:font-name="Arial Narrow" style:font-name-complex="Arial2"/>
    </style:style>
    <style:style style:name="P29" style:family="paragraph" style:parent-style-name="Standard">
      <style:paragraph-properties fo:margin-left="2.858cm" fo:margin-right="0cm" fo:margin-top="0cm" fo:margin-bottom="0.212cm" style:contextual-spacing="false" fo:text-indent="0cm" style:auto-text-indent="false"/>
    </style:style>
    <style:style style:name="P30" style:family="paragraph" style:parent-style-name="Standard" style:list-style-name="">
      <style:paragraph-properties fo:margin-left="2.858cm" fo:margin-right="0cm" fo:margin-top="0cm" fo:margin-bottom="0.212cm" style:contextual-spacing="false" fo:text-indent="0cm" style:auto-text-indent="false"/>
      <style:text-properties style:font-name="Arial Narrow" style:font-name-complex="Arial2"/>
    </style:style>
    <style:style style:name="P31" style:family="paragraph" style:parent-style-name="Standard">
      <style:paragraph-properties fo:margin-left="0cm" fo:margin-right="0cm" fo:text-indent="1.251cm" style:auto-text-indent="false"/>
    </style:style>
    <style:style style:name="T1" style:family="text">
      <style:text-properties fo:font-size="16pt" style:font-size-asian="16pt" style:font-size-complex="16pt"/>
    </style:style>
    <style:style style:name="T2" style:family="text">
      <style:text-properties style:font-name="Arial Narrow" fo:font-size="16pt" style:font-size-asian="16pt" style:font-name-complex="Arial2" style:font-size-complex="16pt"/>
    </style:style>
    <style:style style:name="T3" style:family="text">
      <style:text-properties style:font-name="Arial Narrow" fo:font-size="14pt" style:font-size-asian="14pt" style:font-name-complex="Arial2" style:font-size-complex="14pt"/>
    </style:style>
    <style:style style:name="T4" style:family="text">
      <style:text-properties style:font-name="Arial Narrow" fo:font-size="14pt" style:font-size-asian="14pt" style:font-name-complex="Arial Narrow" style:font-size-complex="14pt"/>
    </style:style>
    <style:style style:name="T5" style:family="text">
      <style:text-properties style:font-name="Arial Narrow" fo:font-size="14pt" fo:language="en" fo:country="GB" style:font-size-asian="14pt" style:font-name-complex="Arial Narrow" style:font-size-complex="14pt"/>
    </style:style>
    <style:style style:name="T6" style:family="text">
      <style:text-properties style:font-name="Arial Narrow" fo:font-size="14pt" fo:language="en" fo:country="GB" style:font-size-asian="14pt" style:font-name-complex="Arial2" style:font-size-complex="14pt"/>
    </style:style>
    <style:style style:name="T7" style:family="text">
      <style:text-properties style:font-name="Arial Narrow" style:font-name-complex="Arial2"/>
    </style:style>
    <style:style style:name="T8" style:family="text">
      <style:text-properties style:font-name="Arial Narrow" style:font-name-complex="Arial Narrow"/>
    </style:style>
    <style:style style:name="T9" style:family="text">
      <style:text-properties style:font-name="Arial Narrow" fo:font-size="10pt" style:font-size-asian="10pt" style:font-name-complex="Arial2" style:font-size-complex="10pt"/>
    </style:style>
    <style:style style:name="T10" style:family="text">
      <style:text-properties style:font-name="Arial Narrow" fo:language="en" fo:country="GB" style:font-name-complex="Arial2"/>
    </style:style>
    <style:style style:name="T11" style:family="text">
      <style:text-properties fo:font-size="14pt" style:font-size-asian="14pt" style:font-size-complex="14pt"/>
    </style:style>
    <style:style style:name="T12" style:family="text">
      <style:text-properties fo:language="en" fo:country="GB"/>
    </style:style>
    <style:style style:name="T13" style:family="text">
      <style:text-properties fo:color="#000000" loext:opacity="100%"/>
    </style:style>
    <style:style style:name="T14" style:family="text">
      <style:text-properties fo:color="#000000" loext:opacity="100%" style:font-name="Arial Narrow" style:font-name-complex="Arial2"/>
    </style:style>
    <style:style style:name="T15" style:family="text">
      <style:text-properties fo:color="#000000" loext:opacity="100%" style:font-name="Arial Narrow" fo:font-size="14pt" style:font-size-asian="14pt" style:font-name-complex="Arial2" style:font-size-complex="14pt"/>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2">Manuale integrativo del display 860C</text:span></text:p>
      <text:p text:style-name="P13"><text:span text:style-name="T3">TSDZ2 open source firmware 20beta1.C </text:span></text:p>
      <text:p text:style-name="P13"><text:span text:style-name="T3">versione modificata della 20 beta 1 (C) per il display APT– 860C</text:span></text:p>
      <text:p text:style-name="P14"/>
      <text:p text:style-name="P13"><text:span text:style-name="T7">Prima di utilizzare il software, leggere attentamente le seguenti istruzioni e il wiki del display:</text:span></text:p>
      <text:p text:style-name="P2"><text:a xlink:type="simple" xlink:href="https://github.com/OpenSourceEBike/TSDZ2_wiki/wiki/Features-and-configurations-on-display" text:style-name="Internet_20_link" text:visited-style-name="Visited_20_Internet_20_Link"><text:span text:style-name="Internet_20_link"><text:span text:style-name="T5">Features and configurations on display · OpenSourceEBike/TSDZ2_wiki Wiki · GitHub</text:span></text:span></text:a></text:p>
      <text:p text:style-name="P3">Questo manuale è solo una integrazione.</text:p>
      <text:p text:style-name="P4"/>
      <text:p text:style-name="P13"><text:span text:style-name="T2">- Modalità di assistenza</text:span></text:p>
      <text:p text:style-name="P6"><text:span text:style-name="T7">Sono disponibili 5 modalità di assistenza, la scelta è nello schermo principale.</text:span></text:p>
      <text:p text:style-name="P6"><text:span text:style-name="T7">POWER ASSIST <text:s text:c="2"/><text:tab/>assistenza proporzionale alla potenza sui pedali</text:span></text:p>
      <text:p text:style-name="P13"><text:span text:style-name="T7">TORQUE ASSIST <text:s/><text:tab/>assistenza proporzionale alla coppia sui pedali</text:span></text:p>
      <text:p text:style-name="P13"><text:span text:style-name="T7">CADENCE ASSIST<text:tab/>assistenza subordinata al movimento dei pedali</text:span></text:p>
      <text:p text:style-name="P13"><text:span text:style-name="T7">eMTB ASSIST <text:s text:c="3"/><text:tab/>assistenza con percentuale progressiva della coppia sui pedali</text:span></text:p>
      <text:p text:style-name="P13"><text:span text:style-name="T7">HYBRID ASSIST<text:tab/>assistenza combinata torque + power</text:span></text:p>
      <text:p text:style-name="P6"><text:span text:style-name="T7">A livello 0, tasto ON/OFF per visualizzare la modalità corrente, tasti SU/GIU per cambiare, tasto ON/OFF per confermare. Valori di assistenza per tutte le modalità da 1 a 254, per eMTB da 1 a 20.</text:span></text:p>
      <text:p text:style-name="P2"><text:span text:style-name="T7">“Hybrid assist” è una combinazione tra le modalità di assistenza “Torque assist” e “Power assist”.</text:span></text:p>
      <text:p text:style-name="P15">Si ottiene cosi un’ottima assistenza a bassa cadenza tipica della modalità Torque, e l’allungo della modalità Power ad alta cadenza.</text:p>
      <text:p text:style-name="P15">I parametri di assistenza sono gli stessi utilizzati nelle due modalità, abbinati a parità di livello.</text:p>
      <text:p text:style-name="P4"/>
      <text:p text:style-name="P13"><text:span text:style-name="T2">- Voci del menu modificate o aggiunte</text:span></text:p>
      <text:p text:style-name="P7">Motor</text:p>
      <text:p text:style-name="P5"><text:tab/>Motor voltage</text:p>
      <text:p text:style-name="P2"><text:span text:style-name="T10"><text:tab/></text:span><text:span text:style-name="T7">Motor acceleration</text:span></text:p>
      <text:p text:style-name="P18">Accelerazione del motore.</text:p>
      <text:p text:style-name="P25">Come prima impostazione usare valori bassi, poi se necessario, aumentare gradualmente.</text:p>
      <text:p text:style-name="P24"><text:span text:style-name="T7">Impostare con attenzione, consapevoli che l’impostazione di un valore più alto del necessario può causare un maggiore stress alla trasmissione.</text:span></text:p>
      <text:p text:style-name="P28">Considerare i valori della tabella come valori massimi.</text:p>
      <text:p text:style-name="P24"><text:span text:style-name="T7"><text:tab/>motore 36 Volt, batteria 36 volt = 43</text:span></text:p>
      <text:p text:style-name="P24"><text:span text:style-name="T7"><text:tab/>motore 36 Volt, batteria 48 volt = 6</text:span></text:p>
      <text:p text:style-name="P25"><text:tab/>motore 36 Volt, batteria 52 volt = 0</text:p>
      <text:p text:style-name="P24"><text:span text:style-name="T7"><text:tab/>motore 48 Volt, batteria 36 volt = 55</text:span></text:p>
      <text:p text:style-name="P24"><text:span text:style-name="T7"><text:tab/>motore 48 Volt, batteria 48 volt = 43</text:span></text:p>
      <text:p text:style-name="P20"><text:span text:style-name="T7"><text:tab/>motore 48 Volt, batteria 52 volt = 37</text:span></text:p>
      <text:p text:style-name="P5"><text:tab/>Min current ADC step</text:p>
      <text:p text:style-name="P7">Torque sensor</text:p>
      <text:p text:style-name="P2"><text:span text:style-name="T10"><text:tab/>Assist w/o pedal rotation</text:span></text:p>
      <text:p text:style-name="P31"><text:span text:style-name="T10">Torque ADC threshold</text:span></text:p>
      <text:p text:style-name="P24"><text:span text:style-name="T7">Oltre all’assistenza iniziale con la solo spinta sui pedali senza la rotazione per una partenza immediata, ora questa funzione si attiva anche con la bici in movimento, quando si riprende la pedalata dopo una pausa.</text:span></text:p>
      <text:p text:style-name="P24"><text:span text:style-name="T14">Attenzione, abilitando contemporaneamente anche la funzione BOOST l’effetto aumenta!</text:span></text:p>
      <text:p text:style-name="P20"><text:span text:style-name="T14">Questo può </text:span><text:span text:style-name="T7">causare un maggiore stress alla trasmissione.</text:span></text:p>
      <text:p text:style-name="P2"><text:span text:style-name="T7"><text:tab/></text:span><text:span text:style-name="T10">Coast brake</text:span></text:p>
      <text:p text:style-name="P5"><text:tab/>Coast brake ADC</text:p>
      <text:p text:style-name="P5"><text:tab/>Calibration</text:p>
      <text:p text:style-name="P25"><text:soft-page-break/>Abilitato/Disabilitato. Abilitare solo dopo avere inserito i valori effettivi di “Pedal torque ADC offset” e “Pedal torque ADC max”, ottenuti dalla calibrazione.</text:p>
      <text:p text:style-name="P24"><text:span text:style-name="T7">A</text:span><text:span text:style-name="T14">bilitando senza avere inserito i parametri corretti, può portare a funzionamenti imprevedibili.</text:span></text:p>
      <text:p text:style-name="P24"><text:span text:style-name="T7">Procedura di calibrazione: vedere nel menu “Technical” la voce “ADC torque sensor”, inserire il valore ADC del sensore di coppia senza nessuna spinta sui pedali in “Pedal torque ADC offset”. Inserire il valore ADC del sensore di coppia con la massima spinta applicata al pedale (ciclista in piedi, sul pedale destro in posizione orizzontale) in “Pedal torque ADC max”.</text:span></text:p>
      <text:p text:style-name="P17"><text:span text:style-name="T14">La calibrazione del sensore di coppia è necessaria se la gamma di lavoro è limitata.</text:span></text:p>
      <text:p text:style-name="P18">“Pedal torque ADC max” - “Pedal torque ADC offset” &lt; 140.</text:p>
      <text:p text:style-name="P21">Attenzione. I valori ADC del sensore di coppia nel tempo possono cambiare, controllare periodicamente.</text:p>
      <text:p text:style-name="P2"><text:span text:style-name="T7"><text:tab/></text:span><text:span text:style-name="T10">Torque adc step</text:span></text:p>
      <text:p text:style-name="P18">Fattore di conversione della coppia applicata al pedale.</text:p>
      <text:p text:style-name="P24"><text:span text:style-name="T7">Serve per calcolare il corretto rapporto tra il fattore di assistenza e la potenza umana (solo in “Power assist”), puo essere inserito il valore effettivo ottenuto dalla calibrazione.</text:span></text:p>
      <text:p text:style-name="P20"><text:span text:style-name="T7">Questo parametro non è utilizzato per il calcolo della potenza umana visualizzata a display.</text:span></text:p>
      <text:p text:style-name="P2"><text:span text:style-name="T7"><text:tab/></text:span><text:span text:style-name="T10">Torque adc offset</text:span></text:p>
      <text:h text:style-name="P26" text:outline-level="1">Valore ADC del sensore di coppia senza nessuna spinta sui pedali.</text:h>
      <text:p text:style-name="P24"><text:span text:style-name="T14">Si ottiene dalla procedura di calibrazione da effettuare a display.</text:span></text:p>
      <text:p text:style-name="P20"><text:span text:style-name="T14">Quando si ha la necessità di aumentare la sensibilità in partenza, esempio con hand-bike, sottrarre al valore ottenuto un numero da 1 a 10. </text:span><text:span text:style-name="T7">Attenzione. Diminuire troppo il valore dell’offset, può causare una partenza indesiderata e/o un arresto ritardato del motore.</text:span></text:p>
      <text:p text:style-name="P2"><text:span text:style-name="T7"><text:tab/></text:span><text:span text:style-name="T10">Torque adc max</text:span></text:p>
      <text:h text:style-name="P27" text:outline-level="1"><text:span text:style-name="T14">Valore ADC del sensore di coppia con la massima spinta applicata al pedale (ciclista in piedi, sul pedale destro in posizione orizzontale).</text:span></text:h>
      <text:p text:style-name="P24"><text:span text:style-name="T14">Si ottiene dalla procedura di calibrazione da effettuare a display.</text:span></text:p>
      <text:h text:style-name="P26" text:outline-level="1">Questo parametro serve per amplificare la gamma di utilizzo del sensore di coppia quando troppo limitata.</text:h>
      <text:h text:style-name="P19" text:outline-level="1">Controllare che l’assistenza sia ben distribuita sui tutti livelli e in tutte le modalità, eventualmente correggere il valore ottenuto in più o in meno.</text:h>
      <text:h text:style-name="P30" text:outline-level="1">Valore minore = amplificazione maggiore.</text:h>
      <text:p text:style-name="P5"><text:tab/>Weight on pedal</text:p>
      <text:p text:style-name="P17"><text:span text:style-name="T7">Peso applicato al pedale per la calibrazione del valore ADC del sensore di coppia utilizzato per il calcolo della potenza umana da visualizzare a display.</text:span></text:p>
      <text:p text:style-name="P21">Utilizzare un peso da 20 a 30Kg.</text:p>
      <text:p text:style-name="P2"><text:span text:style-name="T7"><text:tab/></text:span><text:span text:style-name="T10">Torque adc to weight</text:span></text:p>
      <text:p text:style-name="P24"><text:span text:style-name="T7">Valore ADC del sensore di coppia per il calcolo della potenza umana da visualizzare a display, non è utilizzato per il calcolo del fattore di assistenza.</text:span></text:p>
      <text:p text:style-name="P24"><text:span text:style-name="T14">Si ottiene dalla procedura di calibrazione con un peso, da effettuare a display</text:span></text:p>
      <text:p text:style-name="P7">Assist level</text:p>
      <text:p text:style-name="P3"><text:tab/>Number of assist levels</text:p>
      <text:p text:style-name="P2"><text:span text:style-name="T7"><text:tab/>Power ass</text:span><text:span text:style-name="T10">ist</text:span></text:p>
      <text:p text:style-name="P24"><text:span text:style-name="T7">“Power assist” è una modalità di assistenza proporzionale alla potenza applicata ai pedali.</text:span></text:p>
      <text:p text:style-name="P25">Livelli disponibili da 1 a 9.</text:p>
      <text:p text:style-name="P24"><text:span text:style-name="T7">Impostare i livelli di assistenza secondo le proprie esigenze. Valore % / 2, massimo 254.</text:span></text:p>
      <text:p text:style-name="P24"><text:span text:style-name="T7">Esempio, applicando ai pedali 100 Watt, con assistenza 150, il motore eroga 300 Watt.</text:span></text:p>
      <text:p text:style-name="P29"><text:span text:style-name="T7">Questi parametri di assistenza sono utilizzati anche nella modalità ibrida.</text:span></text:p>
      <text:p text:style-name="P2"><text:span text:style-name="T7"><text:tab/></text:span><text:span text:style-name="T10">Torque assist</text:span></text:p>
      <text:p text:style-name="P24"><text:span text:style-name="T7">“Torque assist” è una modalità di assistenza proporzionale alla coppia sui pedali.</text:span></text:p>
      <text:p text:style-name="P25">Livelli disponibili da 1 a 9.</text:p>
      <text:p text:style-name="P25"><text:soft-page-break/>La potenza erogata dal motore è proporzionale alla coppia applicata e ai valori di assistenza impostati.</text:p>
      <text:p text:style-name="P24"><text:span text:style-name="T7">Impostare i livelli di assistenza secondo le proprie esigenze. Valori relativi, massimo 254.</text:span></text:p>
      <text:p text:style-name="P20"><text:span text:style-name="T7">Questi parametri di assistenza sono utilizzati anche nella modalità ibrida.</text:span></text:p>
      <text:p text:style-name="P2"><text:span text:style-name="T7"><text:tab/></text:span><text:span text:style-name="T10">Cadence assist</text:span></text:p>
      <text:p text:style-name="P24"><text:span text:style-name="T7">“Cadence assist” è una modalità di assistenza subordinata al movimento dei pedali.</text:span></text:p>
      <text:p text:style-name="P25">Livelli disponibili da 1 a 9.</text:p>
      <text:p text:style-name="P24"><text:span text:style-name="T7">La potenza erogata dal motore dipende in parte dai valori di assistenza impostati e in parte dalla cadenza dei pedali. Impostare i livelli di assistenza secondo le proprie esigenze.</text:span></text:p>
      <text:p text:style-name="P24"><text:span text:style-name="T7">Valori relativi, massimo 254.</text:span></text:p>
      <text:p text:style-name="P29"><text:span text:style-name="T7">Si raccomanda di usare questa modalità con i sensori dei freni montati e abilitati.</text:span></text:p>
      <text:p text:style-name="P2"><text:span text:style-name="T7"><text:tab/></text:span><text:span text:style-name="T10">eMTB assist</text:span></text:p>
      <text:p text:style-name="P24"><text:span text:style-name="T7">“eMTB assist” è una modalità di assistenza con percentuale progressiva della coppia sui pedali. Livelli disponibili da 1 a 9.</text:span></text:p>
      <text:p text:style-name="P25">La potenza erogata dal motore è proporzionale in modo progressivo alla coppia applicata.</text:p>
      <text:p text:style-name="P25">Sono disponibili 20 sensibilità predefinite.</text:p>
      <text:p text:style-name="P25">Valori più alti corrispondono a un'assistenza più reattiva, più rapida a raggiungere la massima potenza del motore.</text:p>
      <text:p text:style-name="P7">Startup boost</text:p>
      <text:p text:style-name="P5"><text:tab/>Feature (enable/disable)</text:p>
      <text:p text:style-name="P5"><text:tab/>Startup boost torque factor</text:p>
      <text:h text:style-name="P19" text:outline-level="1">Serve per aumentare l’assistenza in partenza e a bassa cadenza.</text:h>
      <text:h text:style-name="P26" text:outline-level="1">“Startup boost” deve essere abilitato. Disponibile solo in modalità “Power assist”.</text:h>
      <text:h text:style-name="P27" text:outline-level="1"><text:span text:style-name="T7">Funziona sia con partenza da fermo che con ripresa della pedalata in movimento.</text:span></text:h>
      <text:h text:style-name="P26" text:outline-level="1">Il valore di questo parametro è l’incremento percentuale della coppia applicata ai pedali con cadenza = 0. Questo valore diminuisce gradualmente all’aumentare della cadenza, in funzione del parametro successivo.</text:h>
      <text:h text:style-name="P27" text:outline-level="1"><text:span text:style-name="T7">Impostare con attenzione, consapevoli che l’impostazione di un valore troppo alto può causare un maggiore stress alla trasmissione.</text:span></text:h>
      <text:p text:style-name="P21">Valore in %, consigliato 250, massimo 500.</text:p>
      <text:p text:style-name="P5"><text:tab/>Startup boost cadence step</text:p>
      <text:h text:style-name="P19" text:outline-level="1">Serve per calcolare la diminuzione della coppia di boost all’aumento della cadenza, fino all’estinzione.</text:h>
      <text:h text:style-name="P19" text:outline-level="1">Valore consigliato 25. Limiti da 10 a 50, valore più alto = effetto più breve.</text:h>
      <text:p text:style-name="P6"><text:span text:style-name="T6">Various</text:span></text:p>
      <text:p text:style-name="P5"><text:tab/>Lights configuration</text:p>
      <text:p text:style-name="P17"><text:span text:style-name="T7">Configurazione delle luci. Informarsi sulla conformità alle normative vigenti.</text:span></text:p>
      <text:p text:style-name="P24"><text:span text:style-name="T7">Scegliere la modalità preferita tra le 9 disponibili.</text:span></text:p>
      <text:p text:style-name="P23">Con comando luci ON:</text:p>
      <text:p text:style-name="P18">0 - accese</text:p>
      <text:p text:style-name="P25">1 - lampeggianti</text:p>
      <text:p text:style-name="P25">2 - accese e lampeggio veloce in frenata </text:p>
      <text:p text:style-name="P25">3 - lampeggianti e accese in frenata </text:p>
      <text:p text:style-name="P25">4 - lampeggianti e lampeggio veloce in frenata </text:p>
      <text:p text:style-name="P25">5 - accese e accese in frenata anche con comando luci OFF</text:p>
      <text:p text:style-name="P25">6 - accese e lampeggio veloce in frenata anche con comando luci OFF</text:p>
      <text:p text:style-name="P25">7 - lampeggianti e accese in frenata anche con comando luci OFF</text:p>
      <text:p text:style-name="P25">8 - lampeggianti e lampeggio veloce in frenata anche con comando luci OFF</text:p>
      <text:p text:style-name="P21">Le modalità in frenata, sono disponibili solo con sensori dei freni installati.</text:p>
      <text:p text:style-name="P2"><text:span text:style-name="T7"><text:tab/></text:span><text:span text:style-name="T10">Assist with error</text:span></text:p>
      <text:p text:style-name="P18">Abilitato/Disabilitato. La presenza di un errore disabilita l’assistenza in tutte le modalità.</text:p>
      <text:p text:style-name="P25"><text:soft-page-break/>E’ comunque possibile forzare l’assistenza anche con un errore se questo è causato da un problema a un <text:s/>sensore. Di coppia, di cadenza o di velocità. </text:p>
      <text:p text:style-name="P25">Si dovrà scegliere la modalità di assistenza che non prevede l’utilizzo del sensore guasto.</text:p>
      <text:p text:style-name="P20"><text:span text:style-name="T7">Usare solo in caso di necessità, con questa funzione abilitata ci sono delle limitazioni nell’assistenza. Vedere i codici di errore più avanti.</text:span></text:p>
      <text:p text:style-name="P2"><text:span text:style-name="T7"><text:tab/></text:span><text:span text:style-name="T10">Virtual throttle step</text:span></text:p>
      <text:p text:style-name="P2"><text:span text:style-name="T10"><text:tab/></text:span><text:span text:style-name="T7">Odometer</text:span></text:p>
      <text:p text:style-name="P8">Technical</text:p>
      <text:p text:style-name="P2"><text:span text:style-name="T10"><text:tab/>ADC battery current</text:span></text:p>
      <text:p text:style-name="P5"><text:tab/>ADC throttle sensor</text:p>
      <text:p text:style-name="P5"><text:tab/>Throttle sensor</text:p>
      <text:p text:style-name="P5"><text:tab/>ADC torque sensor</text:p>
      <text:p text:style-name="P5"><text:tab/>ADC torque delta</text:p>
      <text:h text:style-name="P26" text:outline-level="1">Valore ADC del sensore di coppia senza offset.</text:h>
      <text:p text:style-name="P20"><text:span text:style-name="T7">E’ possibile osservare e analizzare le variazioni derivate dalla calibrazione.</text:span></text:p>
      <text:p text:style-name="P2"><text:span text:style-name="T7"><text:tab/></text:span><text:span text:style-name="T10">ADC torque boost</text:span></text:p>
      <text:h text:style-name="P22" text:outline-level="1">Valore ADC del sensore di coppia senza offset e con l’incremento della funzione “Startup boost” se abilitata. Solo in modalità “Power assist”.</text:h>
      <text:p text:style-name="P2"><text:span text:style-name="T7"><text:tab/></text:span><text:span text:style-name="T10">ADC torque step calc</text:span></text:p>
      <text:p text:style-name="P24"><text:span text:style-name="T7">Fattore di conversione della coppia applicata al pedale ottenuto dalla calibrazione col peso.</text:span></text:p>
      <text:p text:style-name="P25">Utilizzato per il calcolo della potenza umana visualizzata a display.</text:p>
      <text:p text:style-name="P20"><text:span text:style-name="T7">Questo valore può essere inserito nel parametro “ADC torque step” per un corretto rapporto nel calcolo dell'assistenza (solo in "Power assist").</text:span></text:p>
      <text:p text:style-name="P2"><text:span text:style-name="T7"><text:tab/></text:span><text:span text:style-name="T10">Pedal cadence</text:span></text:p>
      <text:p text:style-name="P5"><text:tab/>PWM duty-cycle</text:p>
      <text:p text:style-name="P5"><text:tab/>Motor speed</text:p>
      <text:p text:style-name="P2"><text:span text:style-name="T10"><text:tab/></text:span><text:span text:style-name="T7">Motor FOC</text:span></text:p>
      <text:p text:style-name="P3"><text:tab/>Hall sensors</text:p>
      <text:p text:style-name="P11">- Codici errore</text:p>
      <text:p text:style-name="P9">Codici e descrizione degli errori:</text:p>
      <text:p text:style-name="P15"/>
      <text:p text:style-name="P3">E02 - ERROR_TORQUE_SENSOR</text:p>
      <text:p text:style-name="P6"><text:span text:style-name="T7">Potrebbe essersi verificato un problema meccanico con il sensore di coppia oppure la calibrazione all’avvio non è stata eseguita correttamente.</text:span></text:p>
      <text:p text:style-name="P15">Probabilmente è stata applicata una spinta sui pedali durante l’accensione.</text:p>
      <text:p text:style-name="P13"><text:span text:style-name="T7">Spegnere e riaccendere in modo che il sistema possa ricalibrarsi, senza forzare sui pedali.</text:span></text:p>
      <text:p text:style-name="P13"><text:span text:style-name="T7">Se è abilitata la funzione “Torque sensor calibration”, controllare a display se il valore di “Pedal torque ADC offset” con pedali liberi <text:s/>e di “Pedal torque ADC max” con massimo sforzo, corrispondono a quelli inseriti.</text:span></text:p>
      <text:p text:style-name="P15"/>
      <text:p text:style-name="P2"><text:span text:style-name="T7">E03 - ERROR_CADENCE_SENSOR</text:span></text:p>
      <text:p text:style-name="P9">Durante la pedalata non vengono generati impulsi dal sensore di cadenza, probabilmente guasto.</text:p>
      <text:p text:style-name="P9"/>
      <text:p text:style-name="P3">E04 - ERROR_MOTOR_BLOCKED</text:p>
      <text:p text:style-name="P9">Motore o ruota bloccata, assorbimento di corrente eccessivo senza la rotazione del motore.</text:p>
      <text:p text:style-name="P15">Assicurarsi che non ci sia un problema meccanico.</text:p>
      <text:p text:style-name="P15">Dopo 6 secondi l’errore scompare e si può riutilizzare la bici.</text:p>
      <text:p text:style-name="P15"/>
      <text:p text:style-name="P3">E08 - ERROR_SPEED_SENSOR</text:p>
      <text:p text:style-name="P10"><text:span text:style-name="T7">Sensore di velocità guasto o magnete troppo distante.</text:span></text:p>
      <text:p text:style-name="P16"><text:bookmark-start text:name="_PictureBullets"/><text:bookmark-end text:name="_PictureBullets"/><text:span text:style-name="T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fo:color="#000000" loext:opacity="100%" style:font-name="Arial Narrow" fo:font-family="'Arial Narrow'" style:font-family-generic="swiss" style:font-pitch="variable" fo:font-size="14pt" style:font-name-asian="Times New Roman" style:font-family-asian="'Times New Roman'" style:font-family-generic-asian="roman" style:font-pitch-asian="variable" style:font-size-asian="14pt" style:font-name-complex="Arial2"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style>
    <style:style style:name="posthilit" style:family="text" style:parent-style-name="Car._20_predefinito_20_paragrafo"/>
    <style:style style:name="Visited_20_Internet_20_Link" style:display-name="Visited Internet Link" style:family="text" style:parent-style-name="Car._20_predefinito_20_paragrafo">
      <style:text-properties fo:color="#8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1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2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bullet text:level="2" text:style-name="WW8Num3z1" style:num-suffix="." text:bullet-char="o">
        <style:list-level-properties text:list-level-position-and-space-mode="label-alignment">
          <style:list-level-label-alignment text:label-followed-by="listtab" text:list-tab-stop-position="2.224cm" fo:text-indent="-0.635cm" fo:margin-left="2.22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494cm" fo:text-indent="-0.635cm" fo:margin-left="3.494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764cm" fo:text-indent="-0.635cm" fo:margin-left="4.764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034cm" fo:text-indent="-0.635cm" fo:margin-left="6.034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304cm" fo:text-indent="-0.635cm" fo:margin-left="7.304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574cm" fo:text-indent="-0.635cm" fo:margin-left="8.574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844cm" fo:text-indent="-0.635cm" fo:margin-left="9.844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114cm" fo:text-indent="-0.635cm" fo:margin-left="11.1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paragraph" svg:y="0.002cm" draw:z-index="4"><draw:text-box fo:min-height="0.058cm" fo:min-width="0cm"><text:p text:style-name="Footer"><text:span text:style-name="Page_20_Number"><text:span text:style-name="MT1"><text:page-number text:select-page="current">5</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dc:subject/>
    <meta:keyword/>
    <dc:description/>
    <meta:initial-creator>Marco Brusadelli</meta:initial-creator>
    <meta:creation-date>2020-01-22T21:28:00</meta:creation-date>
    <dc:creator>Marco Brusadelli</dc:creator>
    <dc:date>2021-02-05T09:14:00</dc:date>
    <meta:print-date>2021-02-03T12:14:00</meta:print-date>
    <meta:editing-cycles>478</meta:editing-cycles>
    <meta:editing-duration>P5DT19H41M</meta:editing-duration>
    <meta:document-statistic meta:table-count="0" meta:image-count="0" meta:object-count="0" meta:page-count="5" meta:paragraph-count="161" meta:word-count="1621" meta:character-count="10489" meta:non-whitespace-character-count="8971"/>
    <meta:generator>LibreOffice/7.0.4.2$Windows_X86_64 LibreOffice_project/dcf040e67528d9187c66b2379df5ea4407429775</meta:generator>
  </office:meta>
</office:document-meta>
</file>